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_GoBack"/>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name-asian="Liberation Serif2" style:font-family-asian="'Liberation Serif'"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dc:creator>Paul Robson</dc:creator>
    <meta:editing-cycles>2</meta:editing-cycles>
    <meta:creation-date>2020-03-12T15:42:00</meta:creation-date>
    <dc:date>2020-03-12T15:42:00</dc:date>
    <meta:editing-duration>P0D</meta:editing-duration>
    <meta:generator>LibreOffice/6.4.1.2$Linux_X86_64 LibreOffice_project/40$Build-2</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